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300000400801ED53B1626B150.png" manifest:media-type="image/png"/>
  <manifest:file-entry manifest:full-path="Pictures/1000000000000A2000000790F2D1E89B4157BBE4.jpg" manifest:media-type="image/jpeg"/>
  <manifest:file-entry manifest:full-path="Pictures/100000000000054E00000469D9CFBCFD12D9E0A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546cm" fo:min-width="1.29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024cm"/>
    </style:style>
    <style:style style:name="gr6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466cm" fo:min-width="0.678cm" fo:padding-top="0.177cm" fo:padding-bottom="0.177cm" fo:padding-left="0.302cm" fo:padding-right="0.30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648cm" fo:min-width="0.398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1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008cm" fo:min-width="0.75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02cm" fo:min-width="0.652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796cm" fo:min-width="0.546cm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color="#ff3333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text-properties fo:color="#ff3333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33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258cm" svg:height="20.999cm" svg:x="1.398cm" svg:y="0cm">
          <draw:image xlink:href="Pictures/100000000000054E00000469D9CFBCFD12D9E0AE.jpg" xlink:type="simple" xlink:show="embed" xlink:actuate="onLoad">
            <text:p/>
          </draw:image>
        </draw:frame>
        <draw:custom-shape draw:style-name="gr2" draw:text-style-name="P2" draw:layer="layout" svg:width="2.54cm" svg:height="2.54cm" svg:x="18.28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1.082cm" svg:y1="5.588cm" svg:x2="19.812cm" svg:y2="10.414cm">
          <text:p/>
        </draw:line>
        <draw:frame draw:style-name="gr4" draw:text-style-name="P4" draw:layer="layout" svg:width="6.096cm" svg:height="0.962cm" svg:x="19.304cm" svg:y="4.372cm">
          <draw:text-box>
            <text:p text:style-name="P3"><text:span text:style-name="T1">MODE </text:span><text:span text:style-name="T1">SWITCH</text:span></text:p>
          </draw:text-box>
        </draw:frame>
        <draw:frame draw:style-name="gr5" draw:text-style-name="P4" draw:layer="layout" svg:width="6.096cm" svg:height="4.274cm" svg:x="23.884cm" svg:y="10.772cm">
          <draw:text-box>
            <text:p text:style-name="P3"><text:span text:style-name="T1">- MANUAL</text:span></text:p>
            <text:p text:style-name="P3"><text:span text:style-name="T1"/></text:p>
            <text:p text:style-name="P3"><text:span text:style-name="T1">- ALT-HOLD</text:span></text:p>
            <text:p text:style-name="P3"><text:span text:style-name="T1"/></text:p>
            <text:p text:style-name="P3"><text:span text:style-name="T1">-GCS Input</text:span></text:p>
          </draw:text-box>
        </draw:frame>
        <draw:custom-shape draw:style-name="gr6" draw:text-style-name="P2" draw:layer="layout" svg:width="1.778cm" svg:height="2.54cm" svg:x="4.82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185cm" svg:y1="3.562cm" svg:x2="5.915cm" svg:y2="8.388cm">
          <text:p/>
        </draw:line>
        <draw:frame draw:style-name="gr4" draw:text-style-name="P4" draw:layer="layout" svg:width="6.096cm" svg:height="0.962cm" svg:x="5.504cm" svg:y="2.172cm">
          <draw:text-box>
            <text:p text:style-name="P3"><text:span text:style-name="T1">KILL </text:span><text:span text:style-name="T1">SWIT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795cm" svg:height="20.999cm" svg:x="4.806cm" svg:y="0cm">
          <draw:image xlink:href="Pictures/100002010000033300000400801ED53B1626B150.png" xlink:type="simple" xlink:show="embed" xlink:actuate="onLoad">
            <text:p/>
          </draw:image>
        </draw:frame>
        <draw:custom-shape draw:style-name="gr8" draw:text-style-name="P2" draw:layer="layout" svg:width="1.27cm" svg:height="1.27cm" svg:x="9.19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7cm" svg:height="1.27cm" svg:x="11.491cm" svg:y="11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7cm" svg:height="1.27cm" svg:x="16.691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7cm" svg:height="1.27cm" svg:x="14.491cm" svg:y="11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588cm" svg:y1="14.224cm" svg:x2="8.636cm" svg:y2="14.224cm">
          <text:p/>
        </draw:line>
        <draw:frame draw:style-name="gr4" draw:text-style-name="P7" draw:layer="layout" svg:width="3.556cm" svg:height="0.878cm" svg:x="2.832cm" svg:y="13.77cm">
          <draw:text-box>
            <text:p text:style-name="P6"><text:span text:style-name="T2">Yaw trim</text:span></text:p>
          </draw:text-box>
        </draw:frame>
        <draw:frame draw:style-name="gr10" draw:text-style-name="P7" draw:layer="layout" svg:width="4.026cm" svg:height="2.132cm" svg:x="2.832cm" svg:y="11.17cm">
          <draw:text-box>
            <text:p text:style-name="P6"><text:span text:style-name="T2">Throttle trim </text:span><text:span text:style-name="T2">(DONT USE)</text:span></text:p>
          </draw:text-box>
        </draw:frame>
        <draw:line draw:style-name="gr3" draw:text-style-name="P2" draw:layer="layout" svg:x1="6.858cm" svg:y1="11.684cm" svg:x2="11.01cm" svg:y2="11.724cm">
          <text:p/>
        </draw:line>
        <draw:line draw:style-name="gr3" draw:text-style-name="P2" draw:layer="layout" svg:x1="20.584cm" svg:y1="11.717cm" svg:x2="16.432cm" svg:y2="11.717cm">
          <text:p/>
        </draw:line>
        <draw:frame draw:style-name="gr4" draw:text-style-name="P7" draw:layer="layout" svg:width="3.556cm" svg:height="0.878cm" svg:x="20.732cm" svg:y="13.77cm">
          <draw:text-box>
            <text:p text:style-name="P6"><text:span text:style-name="T2">Roll trim</text:span></text:p>
          </draw:text-box>
        </draw:frame>
        <draw:frame draw:style-name="gr4" draw:text-style-name="P7" draw:layer="layout" svg:width="3.556cm" svg:height="0.878cm" svg:x="20.732cm" svg:y="11.27cm">
          <draw:text-box>
            <text:p text:style-name="P6"><text:span text:style-name="T2">Pitch trim</text:span></text:p>
          </draw:text-box>
        </draw:frame>
        <draw:line draw:style-name="gr3" draw:text-style-name="P2" draw:layer="layout" svg:x1="20.574cm" svg:y1="14.224cm" svg:x2="18.288cm" svg:y2="14.224cm">
          <text:p/>
        </draw:lin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4.657cm" svg:height="18.416cm" svg:x="1.505cm" svg:y="1.016cm">
          <draw:image xlink:href="Pictures/1000000000000A2000000790F2D1E89B4157BBE4.jpg" xlink:type="simple" xlink:show="embed" xlink:actuate="onLoad">
            <text:p/>
          </draw:image>
        </draw:frame>
        <draw:custom-shape draw:style-name="gr11" draw:text-style-name="P2" draw:layer="layout" svg:width="1.778cm" svg:height="1.778cm" svg:x="4.626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778cm" svg:height="1.778cm" svg:x="8.127cm" svg:y="14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778cm" svg:height="1.778cm" svg:x="18.827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778cm" svg:height="1.778cm" svg:x="15.428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1.615cm" svg:height="1.038cm" svg:x="10.976cm" svg:y="17.326cm">
          <draw:text-box>
            <text:p><text:span text:style-name="T3">Trims are zeroed out (red circles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08:48:05.486441136</meta:creation-date>
    <dc:date>2017-03-17T09:30:51.693503767</dc:date>
    <meta:editing-duration>PT7M11S</meta:editing-duration>
    <meta:editing-cycles>2</meta:editing-cycles>
    <meta:generator>LibreOffice/5.1.6.2$Linux_X86_64 LibreOffice_project/10m0$Build-2</meta:generator>
    <meta:document-statistic meta:object-count="54"/>
  </office:meta>
</office:document-meta>
</file>